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13a" officeooo:paragraph-rsid="001b913a"/>
    </style:style>
    <style:style style:name="P2" style:family="paragraph" style:parent-style-name="Standard">
      <style:text-properties officeooo:rsid="001d00c4" officeooo:paragraph-rsid="001d00c4"/>
    </style:style>
    <style:style style:name="P3" style:family="paragraph" style:parent-style-name="Standard">
      <style:text-properties officeooo:rsid="001e18fc" officeooo:paragraph-rsid="001e18fc"/>
    </style:style>
    <style:style style:name="P4" style:family="paragraph" style:parent-style-name="Text_20_body">
      <style:text-properties officeooo:rsid="001d1b17" officeooo:paragraph-rsid="001d1b17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culo – артикль</text:p>
      <text:p text:style-name="P1">tintero – чернильница</text:p>
      <text:p text:style-name="P1">El adjetivo – Прилагательное</text:p>
      <text:p text:style-name="P1">Cigarillo – сигарета</text:p>
      <text:p text:style-name="P1">Cerilla – спичка</text:p>
      <text:p text:style-name="P1">la cartera – бумажник</text:p>
      <text:p text:style-name="P1">el clavel – гвоздика</text:p>
      <text:p text:style-name="P1">la c<text:span text:style-name="T1">o</text:span>moda – комод</text:p>
      <text:p text:style-name="P2">el florero – ваза</text:p>
      <text:p text:style-name="P2"/>
      <text:p text:style-name="P3">[7]</text:p>
      <text:p text:style-name="P3">la pared - стена</text:p>
      <text:p text:style-name="P3">pardo - бурый</text:p>
      <text:p text:style-name="P3">la butaca - кресло</text:p>
      <text:p text:style-name="P3">el cenicero - пепельница</text:p>
      <text:p text:style-name="P3">la tinta - чернила</text:p>
      <text:p text:style-name="P2"/>
      <text:h text:style-name="Heading_20_1" text:outline-level="1">Порядковые номера</text:h>
      <text:p text:style-name="P4">Primero, Segundo, Tercero, Cuarto, Quinto, Sexto, Septimo, Octavo, Noveno, Deci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9:21:23.342345889</meta:creation-date>
    <dc:date>2017-10-14T19:58:23.263562748</dc:date>
    <meta:editing-duration>PT36M5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55" meta:character-count="368" meta:non-whitespace-character-count="321"/>
  </office:meta>
</office:document-meta>
</file>